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ills" table:style-name="ta1">
        <table:shapes>
          <draw:frame draw:z-index="0" draw:style-name="gr1" draw:text-style-name="P1" svg:width="6.298in" svg:height="3.5449in" svg:x="4in" svg:y="0.2614in">
            <draw:object draw:notify-on-update-of-ranges="Skills.A3:Skills.A51 Skills.C3:Skills.C51 Skills.A1:Skills.A1 Skills.B3:Skills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7209in" svg:y="0.2929in">
            <draw:object draw:notify-on-update-of-ranges="Skills.A3:Skills.A50 Skills.A1:Skills.A1 Skills.B3:Skills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river’s Skill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Score</text:p>
          </table:table-cell>
          <table:table-cell table:style-name="Default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date" office:date-value="2021-03-14" calcext:value-type="date">
            <text:p>03/14/21</text:p>
          </table:table-cell>
          <table:table-cell table:formula="of:=AVERAGE([.B3:.B50])" office:value-type="float" office:value="103.391304347826" calcext:value-type="float">
            <text:p>103.3913043478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4" calcext:value-type="date">
            <text:p>03/14/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date" office:date-value="2021-03-14" calcext:value-type="date">
            <text:p>03/14/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date" office:date-value="2021-03-14" calcext:value-type="date">
            <text:p>03/14/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date" office:date-value="2021-03-15" calcext:value-type="date">
            <text:p>03/15/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5" calcext:value-type="date">
            <text:p>03/15/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date" office:date-value="2021-03-15" calcext:value-type="date">
            <text:p>03/15/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date" office:date-value="2021-03-15" calcext:value-type="date">
            <text:p>03/15/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5" calcext:value-type="date">
            <text:p>03/15/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date" office:date-value="2021-03-15" calcext:value-type="date">
            <text:p>03/15/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date" office:date-value="2021-03-16" calcext:value-type="date">
            <text:p>03/16/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date" office:date-value="2021-03-17" calcext:value-type="date">
            <text:p>03/17/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date" office:date-value="2021-03-17" calcext:value-type="date">
            <text:p>03/17/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date" office:date-value="2021-03-17" calcext:value-type="date">
            <text:p>03/17/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7" calcext:value-type="date">
            <text:p>03/17/2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date" office:date-value="2021-03-17" calcext:value-type="date">
            <text:p>03/17/21</text:p>
          </table:table-cell>
          <table:table-cell/>
        </table:table-row>
        <table:table-row table:style-name="ro1" table:number-rows-repeated="2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3:47:01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58:03.442000000</meta:creation-date>
    <dc:date>2021-03-17T14:55:16.955000000</dc:date>
    <meta:editing-duration>PT2H59M59S</meta:editing-duration>
    <meta:editing-cycles>3</meta:editing-cycles>
    <meta:generator>LibreOffice/7.1.0.3$Windows_x86 LibreOffice_project/f6099ecf3d29644b5008cc8f48f42f4a40986e4c</meta:generator>
    <meta:document-statistic meta:table-count="1" meta:cell-count="7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2cm" svg:y="4.2cm" style:legend-expansion="high" chart:style-name="ch2"/>
        <chart:plot-area chart:style-name="ch3" table:cell-range-address="Skills.A3:Skills.B51 Skills.C3:Skills.C51 Skills.A1:Skills.A1" chart:data-source-has-labels="both" svg:x="1.32cm" svg:y="0.18cm" svg:width="11.381cm" svg:height="7.674cm">
          <chart:coordinate-region svg:x="1.998cm" svg:y="0.382cm" svg:width="9.734cm" svg:height="6.819cm"/>
          <chart:axis chart:dimension="x" chart:name="primary-x" chart:style-name="ch4" chartooo:axis-type="auto">
            <chart:title svg:x="6.625cm" svg:y="8.034cm" chart:style-name="ch5">
              <text:p>Date</text:p>
            </chart:title>
            <chart:categories table:cell-range-address="Skills.A3:Skills.A51"/>
          </chart:axis>
          <chart:axis chart:dimension="y" chart:name="primary-y" chart:style-name="ch4">
            <chart:title svg:x="0.451cm" svg:y="4.487cm" chart:style-name="ch6">
              <text:p>Score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kills.B3:Skills.B51" chart:label-cell-address="Skills.A1:Skills.A1" chart:class="chart:scatter">
            <chart:domain table:cell-range-address="Skills.C3:Skills.C51"/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river’s Skills</text:p>
                <draw:g>
                  <svg:desc>Skills.A1:Skills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kills.A3:Skills.A51</svg:desc>
                </draw:g>
              </table:table-cell>
              <table:table-cell office:value-type="float" office:value="44269">
                <text:p>44269</text:p>
                <draw:g>
                  <svg:desc>Skills.C3:Skills.C51</svg:desc>
                </draw:g>
              </table:table-cell>
              <table:table-cell office:value-type="float" office:value="111">
                <text:p>111</text:p>
                <draw:g>
                  <svg:desc>Skills.B3:Skills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269">
                <text:p>442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269">
                <text:p>442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269">
                <text:p>442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270">
                <text:p>442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270">
                <text:p>442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270">
                <text:p>442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270">
                <text:p>442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270">
                <text:p>442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270">
                <text:p>442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271">
                <text:p>442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271">
                <text:p>442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271">
                <text:p>442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4271">
                <text:p>442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4271">
                <text:p>442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271">
                <text:p>442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4271">
                <text:p>442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4271">
                <text:p>442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4272">
                <text:p>442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4272">
                <text:p>442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4272">
                <text:p>442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4272">
                <text:p>442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272">
                <text:p>442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2cm" svg:y="4.2cm" style:legend-expansion="high" chart:style-name="ch2"/>
        <chart:plot-area chart:style-name="ch3" table:cell-range-address="Skills.A3:Skills.B50 Skills.A1:Skills.A1" chart:data-source-has-labels="row" svg:x="1.32cm" svg:y="0.18cm" svg:width="11.381cm" svg:height="7.674cm">
          <chart:coordinate-region svg:x="1.952cm" svg:y="0.382cm" svg:width="10.366cm" svg:height="6.819cm"/>
          <chart:axis chart:dimension="x" chart:name="primary-x" chart:style-name="ch4">
            <chart:title svg:x="6.074cm" svg:y="8.034cm" chart:style-name="ch5">
              <text:p>Run Number</text:p>
            </chart:title>
          </chart:axis>
          <chart:axis chart:dimension="y" chart:name="primary-y" chart:style-name="ch6">
            <chart:title svg:x="0.451cm" svg:y="4.487cm" chart:style-name="ch7">
              <text:p>Score</text:p>
            </chart:title>
            <chart:grid chart:style-name="ch8" chart:class="major"/>
          </chart:axis>
          <chart:series chart:style-name="ch9" chart:values-cell-range-address="Skills.B3:Skills.B50" chart:label-cell-address="Skills.A1:Skills.A1" chart:class="chart:scatter">
            <chart:domain table:cell-range-address="Skills.A3:Skills.A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iver’s Skills</text:p>
                <draw:g>
                  <svg:desc>Skills.A1:Skill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ills.A3:Skills.A50</svg:desc>
                </draw:g>
              </table:table-cell>
              <table:table-cell office:value-type="float" office:value="111">
                <text:p>111</text:p>
                <draw:g>
                  <svg:desc>Skills.B3:Skill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